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2" svg:font-family="'Times New Roman'" style:font-family-generic="roman"/>
    <style:font-face style:name="Times New Roman1" svg:font-family="'Times New Roman'" style:font-adornments="Italic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4pt" fo:language="pt" fo:country="BR" officeooo:rsid="00200229" officeooo:paragraph-rsid="00d59a46" style:font-size-asian="14pt" style:font-size-complex="14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size="14pt" fo:language="pt" fo:country="BR" fo:font-weight="bold" officeooo:rsid="00200229" officeooo:paragraph-rsid="00d59a46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4pt" fo:language="pt" fo:country="BR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 fo:font-size="14pt" fo:language="pt" fo:country="BR" fo:font-weight="bold" officeooo:paragraph-rsid="001d548a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" fo:font-size="14pt" fo:language="pt" fo:country="BR" fo:font-weight="bold" officeooo:rsid="00691c34" officeooo:paragraph-rsid="001d548a" style:font-size-asian="14pt" style:font-weight-asian="bold" style:font-size-complex="14pt" style:font-weight-complex="bold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" fo:font-size="14pt" fo:language="pt" fo:country="BR" fo:font-weight="bold" officeooo:rsid="001d548a" officeooo:paragraph-rsid="001d548a" style:font-size-asian="14pt" style:font-weight-asian="bold" style:font-size-complex="14pt" style:font-weight-complex="bold"/>
    </style:style>
    <style:style style:name="P8" style:family="paragraph" style:parent-style-name="Standard">
      <style:paragraph-properties fo:line-height="150%" fo:text-align="center" style:justify-single-word="false"/>
      <style:text-properties style:font-name="Times New Roman" fo:font-size="14pt" fo:language="pt" fo:country="BR" fo:font-weight="bold" officeooo:rsid="00d59a46" officeooo:paragraph-rsid="00d59a46" style:font-size-asian="14pt" style:font-weight-asian="bold" style:font-size-complex="14pt" style:font-weight-complex="bold"/>
    </style:style>
    <style:style style:name="P9" style:family="paragraph" style:parent-style-name="Standard">
      <style:paragraph-properties fo:line-height="150%" fo:text-align="center" style:justify-single-word="false"/>
      <style:text-properties style:font-name="Times New Roman" fo:font-size="14pt" fo:language="pt" fo:country="BR" fo:font-weight="bold" officeooo:rsid="02823b49" officeooo:paragraph-rsid="02823b49" style:font-size-asian="14pt" style:font-weight-asian="bold" style:font-size-complex="14pt" style:font-weight-complex="bold"/>
    </style:style>
    <style:style style:name="P10" style:family="paragraph" style:parent-style-name="Standard">
      <style:paragraph-properties fo:line-height="150%" fo:text-align="center" style:justify-single-word="false"/>
      <style:text-properties style:font-name="Times New Roman" fo:font-size="14pt" fo:language="pt" fo:country="BR" fo:font-weight="bold" officeooo:rsid="02823b49" officeooo:paragraph-rsid="02efa3f5" style:font-size-asian="14pt" style:font-weight-asian="bold" style:font-size-complex="14pt" style:font-weight-complex="bold"/>
    </style:style>
    <style:style style:name="P11" style:family="paragraph" style:parent-style-name="Standard">
      <style:paragraph-properties fo:line-height="150%" fo:text-align="center" style:justify-single-word="false" fo:break-before="page"/>
      <style:text-properties style:font-name="Times New Roman" fo:font-size="14pt" fo:language="pt" fo:country="BR" fo:font-weight="bold" officeooo:rsid="00200229" officeooo:paragraph-rsid="00d59a46" style:font-size-asian="14pt" style:font-weight-asian="bold" style:font-size-complex="14pt" style:font-weight-complex="bold"/>
    </style:style>
    <style:style style:name="P12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 style:shadow="none"/>
      <style:text-properties style:font-name="Times New Roman" fo:font-size="14pt" fo:language="pt" fo:country="BR" fo:font-weight="bold" officeooo:rsid="002109a0" officeooo:paragraph-rsid="00d59a46" style:font-size-asian="14pt" style:font-weight-asian="bold" style:font-size-complex="14pt" style:font-weight-complex="bold"/>
    </style:style>
    <style:style style:name="P13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0cm" style:auto-text-indent="false" style:page-number="auto" fo:background-color="transparent" style:shadow="none"/>
      <style:text-properties style:font-name="Times New Roman" fo:font-size="14pt" fo:language="pt" fo:country="BR" fo:font-weight="bold" officeooo:rsid="002109a0" officeooo:paragraph-rsid="00d59a46" style:font-size-asian="14pt" style:font-weight-asian="bold" style:font-size-complex="14pt" style:font-weight-complex="bold"/>
    </style:style>
    <style:style style:name="P14" style:family="paragraph" style:parent-style-name="Standard" style:master-page-name="">
      <loext:graphic-properties draw:fill="none"/>
      <style:paragraph-properties fo:margin-left="8.999cm" fo:margin-right="0cm" fo:line-height="150%" fo:text-align="justify" style:justify-single-word="false" fo:text-indent="0cm" style:auto-text-indent="false" style:page-number="auto" fo:background-color="transparent" style:shadow="none"/>
      <style:text-properties style:font-name="Times New Roman" fo:font-size="14pt" fo:language="pt" fo:country="BR" officeooo:paragraph-rsid="00d59a46" style:font-size-asian="14pt" style:font-size-complex="14pt"/>
    </style:style>
    <style:style style:name="P15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2" fo:font-size="12pt" fo:language="pt" fo:country="BR" fo:font-weight="normal" officeooo:rsid="007029ae" officeooo:paragraph-rsid="007029ae" style:font-size-asian="10.5pt" style:font-weight-asian="normal" style:font-size-complex="12pt" style:font-weight-complex="normal"/>
    </style:style>
    <style:style style:name="P16" style:family="paragraph" style:parent-style-name="Preformatted_20_Text">
      <style:paragraph-properties fo:margin-top="0cm" fo:margin-bottom="0cm" loext:contextual-spacing="false" fo:line-height="150%" fo:text-align="justify" style:justify-single-word="false"/>
      <style:text-properties style:font-name="Times New Roman2" fo:font-size="12pt" fo:language="pt" fo:country="BR" fo:font-weight="normal" officeooo:rsid="007029ae" officeooo:paragraph-rsid="007029ae" style:font-size-asian="10.5pt" style:font-weight-asian="normal" style:font-size-complex="12pt" style:font-weight-complex="normal"/>
    </style:style>
    <style:style style:name="P17" style:family="paragraph" style:parent-style-name="Preformatted_20_Text">
      <style:paragraph-properties fo:margin-top="0cm" fo:margin-bottom="0cm" loext:contextual-spacing="false" fo:line-height="150%" fo:text-align="center" style:justify-single-word="false"/>
      <style:text-properties style:font-name="Times New Roman2" fo:font-size="12pt" fo:language="pt" fo:country="BR" fo:font-weight="normal" officeooo:rsid="007029ae" officeooo:paragraph-rsid="007029ae" style:font-size-asian="10.5pt" style:font-weight-asian="normal" style:font-size-complex="12pt" style:font-weight-complex="normal"/>
    </style:style>
    <style:style style:name="P18" style:family="paragraph" style:parent-style-name="Standard" style:master-page-name="Standard">
      <style:paragraph-properties fo:line-height="150%" fo:text-align="center" style:justify-single-word="false" style:page-number="auto"/>
      <style:text-properties style:font-name="Times New Roman" fo:font-size="14pt" fo:language="pt" fo:country="BR" fo:font-weight="bold" officeooo:paragraph-rsid="001d548a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2" fo:font-size="12pt" fo:language="pt" fo:country="BR" fo:font-style="normal" fo:font-weight="normal" officeooo:rsid="03105359" officeooo:paragraph-rsid="007029ae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2" fo:font-size="12pt" fo:language="pt" fo:country="BR" fo:font-style="normal" officeooo:rsid="02e42419" officeooo:paragraph-rsid="007a9720" style:font-name-asian="Microsoft YaHei" style:font-size-asian="10.5pt" style:font-style-asian="normal" style:font-name-complex="Mangal" style:font-size-complex="12pt" style:font-style-complex="normal"/>
    </style:style>
    <style:style style:name="P21" style:family="paragraph" style:parent-style-name="Standard">
      <loext:graphic-properties draw:fill="none"/>
      <style:paragraph-properties fo:margin-top="0cm" fo:margin-bottom="0cm" loext:contextual-spacing="true" fo:line-height="150%" fo:text-align="justify" style:justify-single-word="false" fo:background-color="transparent">
        <style:tab-stops/>
      </style:paragraph-properties>
      <style:text-properties style:font-name="Times New Roman2" fo:font-size="12pt" fo:language="pt" fo:country="BR" fo:font-style="normal" fo:font-weight="normal" officeooo:rsid="03105359" officeooo:paragraph-rsid="007029ae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Text_20_body" style:master-page-name="">
      <loext:graphic-properties draw:fill="none"/>
      <style:paragraph-properties fo:margin-top="0cm" fo:margin-bottom="0cm" loext:contextual-spacing="true" fo:line-height="150%" fo:text-align="justify" style:justify-single-word="false" style:page-number="auto" fo:background-color="transparent">
        <style:tab-stops/>
      </style:paragraph-properties>
      <style:text-properties style:font-name="Times New Roman2" fo:font-size="12pt" fo:language="pt" fo:country="BR" fo:font-style="normal" fo:font-weight="normal" officeooo:rsid="03105359" officeooo:paragraph-rsid="03280966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Text_20_body">
      <loext:graphic-properties draw:fill="none"/>
      <style:paragraph-properties fo:margin-top="0cm" fo:margin-bottom="0cm" loext:contextual-spacing="true" fo:line-height="150%" fo:text-align="justify" style:justify-single-word="false" fo:background-color="transparent">
        <style:tab-stops/>
      </style:paragraph-properties>
      <style:text-properties style:font-name="Times New Roman2" fo:font-size="12pt" fo:language="pt" fo:country="BR" fo:font-style="normal" fo:font-weight="normal" officeooo:rsid="03105359" officeooo:paragraph-rsid="03280966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Contents_20_Heading">
      <style:paragraph-properties fo:break-before="page"/>
    </style:style>
    <style:style style:name="P25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6" style:family="paragraph" style:parent-style-name="Heading_20_1" style:list-style-name="">
      <style:paragraph-properties fo:line-height="150%" fo:text-align="start" style:justify-single-word="false">
        <style:tab-stops/>
      </style:paragraph-properties>
      <style:text-properties style:font-name="Times New Roman2" fo:font-size="14pt" fo:language="pt" fo:country="BR" fo:font-style="normal" fo:font-weight="bold" officeooo:rsid="0317a4c1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style:style style:name="P27" style:family="paragraph" style:parent-style-name="Heading_20_1" style:list-style-name="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>
        <style:tab-stops/>
      </style:paragraph-properties>
      <style:text-properties style:font-name="Times New Roman2" fo:font-size="14pt" fo:language="pt" fo:country="BR" fo:font-weight="bold" officeooo:rsid="00710e21" style:font-size-asian="14pt" style:font-weight-asian="bold" style:font-size-complex="14pt" style:font-weight-complex="bold"/>
    </style:style>
    <style:style style:name="P28" style:family="paragraph" style:parent-style-name="Heading_20_1" style:master-page-name="Index">
      <style:paragraph-properties fo:margin-top="0cm" fo:margin-bottom="0cm" loext:contextual-spacing="false" fo:text-align="start" style:justify-single-word="false" style:page-number="4"/>
      <style:text-properties style:font-name="Times New Roman2" fo:font-size="14pt" fo:language="pt" fo:country="BR" fo:font-weight="bold" officeooo:rsid="0317a4c1" style:font-size-asian="14pt" style:font-weight-asian="bold" style:font-size-complex="14pt" style:font-weight-complex="bold"/>
    </style:style>
    <style:style style:name="P29" style:family="paragraph" style:parent-style-name="Heading_20_1">
      <style:paragraph-properties fo:margin-top="0cm" fo:margin-bottom="0cm" loext:contextual-spacing="false" fo:line-height="150%" fo:text-align="start" style:justify-single-word="false" fo:break-before="page"/>
      <style:text-properties style:font-name="Times New Roman2" fo:font-size="14pt" fo:language="pt" fo:country="BR" style:font-size-asian="14pt" style:font-size-complex="14pt"/>
    </style:style>
    <style:style style:name="P30" style:family="paragraph" style:parent-style-name="Heading_20_1">
      <style:paragraph-properties fo:line-height="150%" fo:break-before="page"/>
      <style:text-properties style:font-name="Times New Roman2" fo:font-size="14pt" fo:language="pt" fo:country="BR" fo:font-style="normal" fo:font-weight="bold" officeooo:rsid="0317a4c1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f4801a" style:font-style-asian="normal" style:font-style-complex="normal"/>
    </style:style>
    <style:style style:name="T3" style:family="text">
      <style:text-properties fo:font-style="normal" officeooo:rsid="0307dad9" style:font-style-asian="normal" style:font-style-complex="normal"/>
    </style:style>
    <style:style style:name="T4" style:family="text">
      <style:text-properties fo:font-style="normal" officeooo:rsid="0308df0c" style:font-style-asian="normal" style:font-style-complex="normal"/>
    </style:style>
    <style:style style:name="T5" style:family="text">
      <style:text-properties fo:font-style="normal" officeooo:rsid="03092a47" style:font-style-asian="normal" style:font-style-complex="normal"/>
    </style:style>
    <style:style style:name="T6" style:family="text">
      <style:text-properties fo:font-style="normal" officeooo:rsid="030af44e" style:font-style-asian="normal" style:font-style-complex="normal"/>
    </style:style>
    <style:style style:name="T7" style:family="text">
      <style:text-properties fo:font-style="normal" officeooo:rsid="030c397b" style:font-style-asian="normal" style:font-style-complex="normal"/>
    </style:style>
    <style:style style:name="T8" style:family="text">
      <style:text-properties fo:font-style="normal" officeooo:rsid="030d2b6c" style:font-style-asian="normal" style:font-style-complex="normal"/>
    </style:style>
    <style:style style:name="T9" style:family="text">
      <style:text-properties fo:font-style="normal" officeooo:rsid="030ec2b5" style:font-style-asian="normal" style:font-style-complex="normal"/>
    </style:style>
    <style:style style:name="T10" style:family="text">
      <style:text-properties fo:font-style="normal" officeooo:rsid="03105359" style:font-style-asian="normal" style:font-style-complex="normal"/>
    </style:style>
    <style:style style:name="T11" style:family="text">
      <style:text-properties fo:font-style="normal" officeooo:rsid="031aa81d" style:font-style-asian="normal" style:font-style-complex="normal"/>
    </style:style>
    <style:style style:name="T12" style:family="text">
      <style:text-properties fo:font-style="normal" officeooo:rsid="031b2e6f" style:font-style-asian="normal" style:font-style-complex="normal"/>
    </style:style>
    <style:style style:name="T13" style:family="text">
      <style:text-properties fo:font-style="normal" officeooo:rsid="031c1862" style:font-style-asian="normal" style:font-style-complex="normal"/>
    </style:style>
    <style:style style:name="T14" style:family="text">
      <style:text-properties fo:font-style="normal" officeooo:rsid="031db66c" style:font-style-asian="normal" style:font-style-complex="normal"/>
    </style:style>
    <style:style style:name="T15" style:family="text">
      <style:text-properties fo:font-style="normal" officeooo:rsid="031e84fc" style:font-style-asian="normal" style:font-style-complex="normal"/>
    </style:style>
    <style:style style:name="T16" style:family="text">
      <style:text-properties fo:font-style="normal" officeooo:rsid="031fc872" style:font-style-asian="normal" style:font-style-complex="normal"/>
    </style:style>
    <style:style style:name="T17" style:family="text">
      <style:text-properties fo:font-style="normal" officeooo:rsid="0321baaf" style:font-style-asian="normal" style:font-style-complex="normal"/>
    </style:style>
    <style:style style:name="T18" style:family="text">
      <style:text-properties fo:font-weight="normal" officeooo:rsid="00200229" style:font-weight-asian="normal" style:font-weight-complex="normal"/>
    </style:style>
    <style:style style:name="T19" style:family="text">
      <style:text-properties fo:font-weight="normal" officeooo:rsid="00dc0706" style:font-weight-asian="normal" style:font-weight-complex="normal"/>
    </style:style>
    <style:style style:name="T20" style:family="text">
      <style:text-properties fo:font-weight="normal" officeooo:rsid="035655a4" style:font-weight-asian="normal" style:font-weight-complex="normal"/>
    </style:style>
    <style:style style:name="T21" style:family="text">
      <style:text-properties fo:font-weight="normal" officeooo:rsid="03572b2a" style:font-weight-asian="normal" style:font-weight-complex="normal"/>
    </style:style>
    <style:style style:name="T22" style:family="text">
      <style:text-properties fo:font-weight="normal" officeooo:rsid="03577be8" style:font-weight-asian="normal" style:font-weight-complex="normal"/>
    </style:style>
    <style:style style:name="T23" style:family="text">
      <style:text-properties fo:font-weight="normal" officeooo:rsid="0359decc" style:font-weight-asian="normal" style:font-weight-complex="normal"/>
    </style:style>
    <style:style style:name="T24" style:family="text">
      <style:text-properties fo:font-weight="normal" officeooo:rsid="035a3fbf" style:font-weight-asian="normal" style:font-weight-complex="normal"/>
    </style:style>
    <style:style style:name="T25" style:family="text">
      <style:text-properties fo:font-weight="normal" officeooo:rsid="035b9b5b" style:font-weight-asian="normal" style:font-weight-complex="normal"/>
    </style:style>
    <style:style style:name="T26" style:family="text">
      <style:text-properties fo:font-weight="normal" officeooo:rsid="035d11c1" style:font-weight-asian="normal" style:font-weight-complex="normal"/>
    </style:style>
    <style:style style:name="T27" style:family="text">
      <style:text-properties fo:font-weight="normal" officeooo:rsid="035d1fe7" style:font-weight-asian="normal" style:font-weight-complex="normal"/>
    </style:style>
    <style:style style:name="T28" style:family="text">
      <style:text-properties fo:font-weight="normal" officeooo:rsid="035ec3cf" style:font-weight-asian="normal" style:font-weight-complex="normal"/>
    </style:style>
    <style:style style:name="T29" style:family="text">
      <style:text-properties fo:font-weight="normal" officeooo:rsid="035f8bac" style:font-weight-asian="normal" style:font-weight-complex="normal"/>
    </style:style>
    <style:style style:name="T30" style:family="text">
      <style:text-properties fo:font-weight="normal" officeooo:rsid="035fdd39" style:font-weight-asian="normal" style:font-weight-complex="normal"/>
    </style:style>
    <style:style style:name="T31" style:family="text">
      <style:text-properties fo:font-weight="normal" officeooo:rsid="03632208" style:font-weight-asian="normal" style:font-weight-complex="normal"/>
    </style:style>
    <style:style style:name="T32" style:family="text">
      <style:text-properties fo:font-weight="normal" officeooo:rsid="0365a5b6" style:font-weight-asian="normal" style:font-weight-complex="normal"/>
    </style:style>
    <style:style style:name="T33" style:family="text">
      <style:text-properties fo:font-weight="normal" officeooo:rsid="03662323" style:font-weight-asian="normal" style:font-weight-complex="normal"/>
    </style:style>
    <style:style style:name="T34" style:family="text">
      <style:text-properties officeooo:rsid="00d8d60e"/>
    </style:style>
    <style:style style:name="T35" style:family="text">
      <style:text-properties officeooo:rsid="0283ca25"/>
    </style:style>
    <style:style style:name="T36" style:family="text">
      <style:text-properties officeooo:rsid="02863d0e"/>
    </style:style>
    <style:style style:name="T37" style:family="text">
      <style:text-properties officeooo:rsid="028674ed"/>
    </style:style>
    <style:style style:name="T38" style:family="text">
      <style:text-properties fo:font-style="italic" officeooo:rsid="030d2b6c" style:font-style-asian="italic" style:font-style-complex="italic"/>
    </style:style>
    <style:style style:name="T39" style:family="text">
      <style:text-properties fo:font-style="italic" officeooo:rsid="031b2e6f" style:font-style-asian="italic" style:font-style-complex="italic"/>
    </style:style>
    <style:style style:name="T40" style:family="text">
      <style:text-properties fo:font-style="italic" officeooo:rsid="031c1862" style:font-style-asian="italic" style:font-style-complex="italic"/>
    </style:style>
    <style:style style:name="T41" style:family="text">
      <style:text-properties fo:font-style="italic" officeooo:rsid="031fc872" style:font-style-asian="italic" style:font-style-complex="italic"/>
    </style:style>
    <style:style style:name="T42" style:family="text">
      <style:text-properties fo:font-style="italic" officeooo:rsid="032746d8" style:font-style-asian="italic" style:font-style-complex="italic"/>
    </style:style>
    <style:style style:name="T43" style:family="text">
      <style:text-properties fo:font-style="italic" officeooo:rsid="032a6157" style:font-style-asian="italic" style:font-style-complex="italic"/>
    </style:style>
    <style:style style:name="T44" style:family="text">
      <style:text-properties fo:font-style="italic" officeooo:rsid="0337807d" style:font-style-asian="italic" style:font-style-complex="italic"/>
    </style:style>
    <style:style style:name="T45" style:family="text">
      <style:text-properties fo:font-style="italic" officeooo:rsid="033862d8" style:font-style-asian="italic" style:font-style-complex="italic"/>
    </style:style>
    <style:style style:name="T46" style:family="text">
      <style:text-properties fo:font-style="italic" officeooo:rsid="033c5851" style:font-style-asian="italic" style:font-style-complex="italic"/>
    </style:style>
    <style:style style:name="T47" style:family="text">
      <style:text-properties fo:font-style="italic" officeooo:rsid="03401ccb" style:font-style-asian="italic" style:font-style-complex="italic"/>
    </style:style>
    <style:style style:name="T48" style:family="text">
      <style:text-properties fo:font-style="italic" officeooo:rsid="03444fba" style:font-style-asian="italic" style:font-style-complex="italic"/>
    </style:style>
    <style:style style:name="T49" style:family="text">
      <style:text-properties fo:font-style="italic" officeooo:rsid="034aad8c" style:font-style-asian="italic" style:font-style-complex="italic"/>
    </style:style>
    <style:style style:name="T50" style:family="text">
      <style:text-properties fo:font-style="italic" officeooo:rsid="034c46cc" style:font-style-asian="italic" style:font-style-complex="italic"/>
    </style:style>
    <style:style style:name="T51" style:family="text">
      <style:text-properties fo:font-style="italic" officeooo:rsid="034df101" style:font-style-asian="italic" style:font-style-complex="italic"/>
    </style:style>
    <style:style style:name="T52" style:family="text">
      <style:text-properties fo:font-style="italic" officeooo:rsid="03510836" style:font-style-asian="italic" style:font-style-complex="italic"/>
    </style:style>
    <style:style style:name="T53" style:family="text">
      <style:text-properties fo:font-style="italic" fo:font-weight="normal" officeooo:rsid="03572b2a" style:font-style-asian="italic" style:font-weight-asian="normal" style:font-style-complex="italic" style:font-weight-complex="normal"/>
    </style:style>
    <style:style style:name="T54" style:family="text">
      <style:text-properties fo:font-style="italic" fo:font-weight="normal" officeooo:rsid="03577be8" style:font-style-asian="italic" style:font-weight-asian="normal" style:font-style-complex="italic" style:font-weight-complex="normal"/>
    </style:style>
    <style:style style:name="T55" style:family="text">
      <style:text-properties fo:font-style="italic" fo:font-weight="normal" officeooo:rsid="0359decc" style:font-style-asian="italic" style:font-weight-asian="normal" style:font-style-complex="italic" style:font-weight-complex="normal"/>
    </style:style>
    <style:style style:name="T56" style:family="text">
      <style:text-properties fo:font-style="italic" fo:font-weight="normal" officeooo:rsid="035a3fbf" style:font-style-asian="italic" style:font-weight-asian="normal" style:font-style-complex="italic" style:font-weight-complex="normal"/>
    </style:style>
    <style:style style:name="T57" style:family="text">
      <style:text-properties fo:font-style="italic" fo:font-weight="normal" officeooo:rsid="035b9b5b" style:font-style-asian="italic" style:font-weight-asian="normal" style:font-style-complex="italic" style:font-weight-complex="normal"/>
    </style:style>
    <style:style style:name="T58" style:family="text">
      <style:text-properties fo:font-style="italic" fo:font-weight="normal" officeooo:rsid="035d1fe7" style:font-style-asian="italic" style:font-weight-asian="normal" style:font-style-complex="italic" style:font-weight-complex="normal"/>
    </style:style>
    <style:style style:name="T59" style:family="text">
      <style:text-properties fo:font-style="italic" fo:font-weight="normal" officeooo:rsid="035f8bac" style:font-style-asian="italic" style:font-weight-asian="normal" style:font-style-complex="italic" style:font-weight-complex="normal"/>
    </style:style>
    <style:style style:name="T60" style:family="text">
      <style:text-properties fo:font-style="italic" fo:font-weight="normal" officeooo:rsid="035fdd39" style:font-style-asian="italic" style:font-weight-asian="normal" style:font-style-complex="italic" style:font-weight-complex="normal"/>
    </style:style>
    <style:style style:name="T61" style:family="text">
      <style:text-properties fo:font-style="italic" fo:font-weight="normal" officeooo:rsid="0365a5b6" style:font-style-asian="italic" style:font-weight-asian="normal" style:font-style-complex="italic" style:font-weight-complex="normal"/>
    </style:style>
    <style:style style:name="T62" style:family="text">
      <style:text-properties fo:font-style="italic" fo:font-weight="normal" officeooo:rsid="03662323" style:font-style-asian="italic" style:font-weight-asian="normal" style:font-style-complex="italic" style:font-weight-complex="normal"/>
    </style:style>
    <style:style style:name="T63" style:family="text">
      <style:text-properties officeooo:rsid="02efa3f5"/>
    </style:style>
    <style:style style:name="T64" style:family="text">
      <style:text-properties fo:font-weight="bold" officeooo:rsid="007a9720" style:font-weight-asian="bold" style:font-weight-complex="bold"/>
    </style:style>
    <style:style style:name="T65" style:family="text">
      <style:text-properties officeooo:rsid="0304ec1e"/>
    </style:style>
    <style:style style:name="T66" style:family="text">
      <style:text-properties officeooo:rsid="0305d0be"/>
    </style:style>
    <style:style style:name="T67" style:family="text">
      <style:text-properties officeooo:rsid="030769dc"/>
    </style:style>
    <style:style style:name="T68" style:family="text">
      <style:text-properties style:font-name="Liberation Serif" fo:font-style="normal" officeooo:rsid="031fc872" style:font-style-asian="normal" style:font-style-complex="normal"/>
    </style:style>
    <style:style style:name="T69" style:family="text">
      <style:text-properties style:font-name="Liberation Serif" fo:font-style="normal" officeooo:rsid="0324444a" style:font-style-asian="normal" style:font-style-complex="normal"/>
    </style:style>
    <style:style style:name="T70" style:family="text">
      <style:text-properties officeooo:rsid="032746d8"/>
    </style:style>
    <style:style style:name="T71" style:family="text">
      <style:text-properties officeooo:rsid="032a6157"/>
    </style:style>
    <style:style style:name="T72" style:family="text">
      <style:text-properties officeooo:rsid="0337807d"/>
    </style:style>
    <style:style style:name="T73" style:family="text">
      <style:text-properties officeooo:rsid="033862d8"/>
    </style:style>
    <style:style style:name="T74" style:family="text">
      <style:text-properties officeooo:rsid="033c5851"/>
    </style:style>
    <style:style style:name="T75" style:family="text">
      <style:text-properties officeooo:rsid="03401ccb"/>
    </style:style>
    <style:style style:name="T76" style:family="text">
      <style:text-properties officeooo:rsid="03444fba"/>
    </style:style>
    <style:style style:name="T77" style:family="text">
      <style:text-properties officeooo:rsid="034aad8c"/>
    </style:style>
    <style:style style:name="T78" style:family="text">
      <style:text-properties officeooo:rsid="034c46cc"/>
    </style:style>
    <style:style style:name="T79" style:family="text">
      <style:text-properties officeooo:rsid="034df101"/>
    </style:style>
    <style:style style:name="T80" style:family="text">
      <style:text-properties officeooo:rsid="034ebbfd"/>
    </style:style>
    <style:style style:name="T81" style:family="text">
      <style:text-properties officeooo:rsid="03510836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onte"/>
        <text:sequence-decl text:display-outline-level="0" text:name="Figura"/>
      </text:sequence-decls>
      <text:p text:style-name="P18">UNIVERSIDADE DE SÃO PAULO</text:p>
      <text:p text:style-name="P4">BACHARELADO EM CIÊNCIA DA COMPUTAÇÃO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PROJETO <text:span text:style-name="T65">3</text:span>: <text:span text:style-name="T63">VIEWING 3D</text:span></text:p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7"><text:span text:style-name="T34">PAULO RICARDO JORDÃO MIRANDA</text:span>, 10133456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SÃO CARLOS </text:p>
      <text:p text:style-name="P8">201<text:span text:style-name="T35">9</text:span></text:p>
      <text:p text:style-name="P11">PAULO RICARDO JORDÃO MIRAND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PROJETO <text:span text:style-name="T66">3</text:span>: <text:span text:style-name="T63">VIEWING 3D</text:span></text:p>
      <text:p text:style-name="P3"/>
      <text:p text:style-name="P3"/>
      <text:p text:style-name="P3"/>
      <text:p text:style-name="P3"/>
      <text:p text:style-name="P3"/>
      <text:p text:style-name="P3"/>
      <text:p text:style-name="P14"><text:span text:style-name="T19">Documento</text:span><text:span text:style-name="T18"> entregue como requisito </text:span>do <text:span text:style-name="T67">terceiro projeto</text:span> da disciplina <text:span text:style-name="T36">Computação Gráfica</text:span>.</text:p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>SÃO CARLOS</text:p>
      <text:p text:style-name="P12">201<text:span text:style-name="T37">9</text:span></text:p>
      <text:table-of-content text:style-name="Sect1" text:protected="true" text:name="Table of Contents1">
        <text:table-of-content-source text:outline-level="10">
          <text:index-title-template text:style-name="Contents_20_Heading">Indí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4">Indíce</text:p>
          </text:index-title>
          <text:p text:style-name="P25"><text:a xlink:type="simple" xlink:href="#__RefHeading___Toc501_285129065" text:style-name="Index_20_Link" text:visited-style-name="Index_20_Link">Resumo<text:tab/>4</text:a></text:p>
          <text:p text:style-name="P25"><text:a xlink:type="simple" xlink:href="#__RefHeading___Toc450_274131274" text:style-name="Index_20_Link" text:visited-style-name="Index_20_Link">1 Introdução<text:tab/>5</text:a></text:p>
          <text:p text:style-name="P25"><text:a xlink:type="simple" xlink:href="#__RefHeading___Toc503_285129065" text:style-name="Index_20_Link" text:visited-style-name="Index_20_Link"><text:span text:style-name="T1">2 </text:span></text:a><text:a xlink:type="simple" xlink:href="#__RefHeading___Toc503_285129065" text:style-name="Index_20_Link" text:visited-style-name="Index_20_Link"><text:span text:style-name="T1">Desenvolvimento</text:span></text:a><text:a xlink:type="simple" xlink:href="#__RefHeading___Toc503_285129065" text:style-name="Index_20_Link" text:visited-style-name="Index_20_Link"><text:tab/>7</text:a></text:p>
        </text:index-body>
      </text:table-of-content>
      <text:p text:style-name="P7"/>
      <text:h text:style-name="P27" text:outline-level="1"/>
      <text:h text:style-name="P28" text:outline-level="1"><text:bookmark-start text:name="__RefHeading___Toc501_285129065"/>Resumo<text:bookmark-end text:name="__RefHeading___Toc501_285129065"/></text:h>
      <text:p text:style-name="P15"><text:tab/><text:span text:style-name="T3">O presente projeto tem como objetivo a implementação de transformações geométricas em um “objeto” tridimensional, </text:span><text:span text:style-name="T4">a fim de visualizá-lo </text:span><text:span text:style-name="T5">em 2D </text:span><text:span text:style-name="T12">(essas transformações são conhecidas como </text:span><text:span text:style-name="T39">Viewing 3D</text:span><text:span text:style-name="T12">)</text:span><text:span text:style-name="T5">, bem como a simulação de uma câmera interativa onde o usuário da aplicação poderá movimentá-la </text:span><text:span text:style-name="T7">pressionando</text:span><text:span text:style-name="T5"> </text:span><text:span text:style-name="T7">teclas </text:span><text:span text:style-name="T5">predefinid</text:span><text:span text:style-name="T7">a</text:span><text:span text:style-name="T5">s </text:span><text:span text:style-name="T6">d</text:span><text:span text:style-name="T5">o teclado, </text:span><text:span text:style-name="T8">e também o </text:span><text:span text:style-name="T38">mouse</text:span><text:span text:style-name="T8">.</text:span></text:p>
      <text:p text:style-name="P15"><text:span text:style-name="T9"><text:tab/></text:span><text:span text:style-name="T10">Ainda, a visualização deve contar com duas maneiras distintas de projetar o mesmo objeto: projeção perspectiva e projeção ortogonal. </text:span></text:p>
      <text:p text:style-name="P15"><text:span text:style-name="T10"><text:tab/></text:span><text:span text:style-name="T11">O objeto que sofrerá as devidas transformações </text:span><text:span text:style-name="T13">deverá ser carregado de um arquivo do tipo </text:span><text:span text:style-name="T40">Wavefront .obj</text:span><text:span text:style-name="T13">, </text:span><text:span text:style-name="T14">contendo os dados necessários (coordenadas dos vértices, coordenadas de textura, vetores normais e faces) para a manipulação do mesmo. </text:span><text:span text:style-name="T15">Caso o objeto tenha textura, a aplicação deverá considerar, tomando a decisão de carregá-la, </text:span><text:span text:style-name="T16">se houver textura. Para isso, o arquivo </text:span><text:span text:style-name="T41">.obj </text:span><text:span text:style-name="T16">terá uma linha com o seguinte conteúdo:</text:span></text:p>
      <text:p text:style-name="P17"><text:span text:style-name="Source_20_Text"><text:span text:style-name="T16">usemtl Material_</text:span></text:span><text:span text:style-name="Source_20_Text"><text:span text:style-name="T17">tex</text:span></text:span><text:span text:style-name="Source_20_Text"><text:span text:style-name="T16">.png</text:span></text:span></text:p>
      <text:p text:style-name="P16"><text:span text:style-name="Source_20_Text"><text:span text:style-name="T68"><text:tab/></text:span></text:span><text:span text:style-name="Source_20_Text"><text:span text:style-name="T69">Esta linha indica se o material tem textura, e deverá ser carregada pela aplicação.</text:span></text:span></text:p>
      <text:p text:style-name="P19"/>
      <text:h text:style-name="P26" text:outline-level="1"/>
      <text:h text:style-name="P30" text:outline-level="1"><text:bookmark-start text:name="__RefHeading___Toc450_274131274"/>1 Introdução<text:bookmark-end text:name="__RefHeading___Toc450_274131274"/></text:h>
      <text:p text:style-name="P22"><text:tab/><text:span text:style-name="T70">Para visualizar objetos 3D (cubos, paralelepípedos, esfera, etc) utilizando a </text:span><text:span text:style-name="T42">API </text:span><text:span text:style-name="T70">gráfica </text:span><text:span text:style-name="T42">OpenGL</text:span><text:span text:style-name="T70">, é necessário uma série de transformações para obter o resultado final, pois a </text:span><text:span text:style-name="T43">API </text:span><text:span text:style-name="T71">não automatiza este processo. Essas transformações gráficas que serão aplicados no objeto desejado, são basicamente, escalas, translações e rotações a fim de simular um sistema de visualização de objetos. Esse sistema é composto por um observador, comumente denominado de câmera, onde, este, tem propriedades como o campo de visão, e para onde este observador está olhando, por exemplo.</text:span></text:p>
      <text:p text:style-name="P23"><text:tab/><text:span text:style-name="T72">Antes de começar a realizar as transformações no objeto, necessita-se do objeto descrito em coodenadas dos vértices que o compõem, sendo estes definidos (como realizado no projeto) em um arquivo </text:span><text:span text:style-name="T45">Wavefront </text:span><text:span text:style-name="T44">.</text:span><text:span text:style-name="T45">obj</text:span><text:span text:style-name="T73">, por exemplo, ou em um </text:span><text:span text:style-name="T46">array </text:span><text:span text:style-name="T74">de vértices. Como o objeto, comumente, é descrito em um sistema de coordenadas chamado sistema de coordenadas do mundo, é necessário mudar o sistema de coordenadas do objeto, ou seja, o objeto terá as coordenadas dos vértices que o descrevem alteradas. Essa mudança de um sistema de coordenadas para outro é feita por uma transformação aplicada nos vértices do objeto através do </text:span><text:span text:style-name="T47">vertex shader</text:span><text:span text:style-name="T75"> na etapa do </text:span><text:span text:style-name="T47">pipeline </text:span><text:span text:style-name="T75">gráfico chamada de</text:span><text:span text:style-name="T47"> vertex processor</text:span><text:span text:style-name="T75">, e a mudança de sistemas é chamada de </text:span><text:span text:style-name="T47">mudança de sistemas de coordenadas do mundo para o sistema de coordenadas de visão</text:span><text:span text:style-name="T75">.</text:span></text:p>
      <text:p text:style-name="P23"><text:tab/><text:span text:style-name="T76">O sistema de coordenadas de visão é composto por um observador, ou câmera, que é descrito, a priori, por dois pontos chamados de </text:span><text:span text:style-name="T48">ponto de observação</text:span><text:span text:style-name="T76"> e </text:span><text:span text:style-name="T48">ponto look at</text:span><text:span text:style-name="T76">. Fazendo uma analogia com o mundo real, o </text:span><text:span text:style-name="T48">ponto de observação</text:span><text:span text:style-name="T76"> é onde o observador está, já o </text:span><text:span text:style-name="T48">ponto look at</text:span><text:span text:style-name="T76"> é para onde (um único ponto) o observador está olhando. Estes dois pontos determinam o vetor de observação, que será também o eixo </text:span><text:span text:style-name="T49">z</text:span><text:span text:style-name="T77"> do novo sistema de coordenadas (sistema de coordenadas de visão). Após definido o vetor de visão, é necessário definir mais 2 vetores: o vetor que será o novo eixo </text:span><text:span text:style-name="T50">x</text:span><text:span text:style-name="T78"> e o vetor que será o novo eixo </text:span><text:span text:style-name="T50">y</text:span><text:span text:style-name="T78">. O vetor do eixo </text:span><text:span text:style-name="T51">x</text:span><text:span text:style-name="T79"> pode ser calculado realizando o produto vetorial entre o vetor ĵ e o novo eixo </text:span><text:span text:style-name="T51">x</text:span><text:span text:style-name="T79">; e o novo eixo </text:span><text:span text:style-name="T51">y</text:span><text:span text:style-name="T79"> pode ser calculado tomando o produto vetorial entre o vetor calculado anteriormente e o novo eixo </text:span><text:span text:style-name="T51">z</text:span><text:span text:style-name="T79">, lembrando que estes 3 vetores calculados devem ter norma igual a um e serem ortogonais. Para compor e finalizar a matriz de mudança de sistema, basta adicionar uma translação para a origem do novo sistema de coordenadas.</text:span></text:p>
      <text:p text:style-name="P23"><text:soft-page-break/><text:tab/><text:span text:style-name="T80">Para finalizar e ter a visão do objeto 3D em 2D, é necessário projetá-lo utilizando de determinada maneira. No projeto, foram utilizadas duas maneiras de projeção: projeção ortogonal e projeção perspectiva.<text:tab/></text:span></text:p>
      <text:p text:style-name="P23"><text:tab/><text:span text:style-name="T81">Na projeção perspectiva, são definidos alguns parâmetros como o campo de visão que contém um plano próximo (</text:span><text:span text:style-name="T52">znear</text:span><text:span text:style-name="T81">) e o plano afastado (</text:span><text:span text:style-name="T52">zfar</text:span><text:span text:style-name="T81">), além de um ângulo de visão.</text:span></text:p>
      <text:p text:style-name="P21"/>
      <text:h text:style-name="P29" text:outline-level="1"><text:bookmark-start text:name="__RefHeading___Toc503_285129065"/><text:span text:style-name="T1">2 </text:span><text:span text:style-name="T2">Desenvolvimento</text:span><text:bookmark-end text:name="__RefHeading___Toc503_285129065"/></text:h>
      <text:p text:style-name="P20"><text:span text:style-name="T64"><text:tab/></text:span><text:span text:style-name="T20">Além das classes existentes por conta de desenvolvimentos anteriores, foram criadas classes de modo a facilitar a manutenabilidade do código.</text:span></text:p>
      <text:p text:style-name="P20"><text:span text:style-name="T20"><text:tab/></text:span><text:span text:style-name="T21">Para o projeto atual, foi criado uma classe </text:span><text:span text:style-name="T53">Camera</text:span><text:span text:style-name="T21"> para conter dados referentes à câmera da cena </text:span><text:span text:style-name="T22">(um </text:span><text:span text:style-name="T54">array</text:span><text:span text:style-name="T22"> com os elementos de transformação do sistema de coordenadas do mundo para o sistema de coordenadas da câmera), bem como as funções necessárias (construtor, destrutor, etc). </text:span></text:p>
      <text:p text:style-name="P20"><text:span text:style-name="T22"><text:tab/>A classe </text:span><text:span text:style-name="T54">Camera</text:span><text:span text:style-name="T22"> utiliza-se da classe </text:span><text:span text:style-name="T55">Vec3D</text:span><text:span text:style-name="T23">, que por sua vez, utiliza-se da classe </text:span><text:span text:style-name="T55">Ponto</text:span><text:span text:style-name="T23">.</text:span></text:p>
      <text:p text:style-name="P20"><text:span text:style-name="T23"><text:tab/></text:span><text:span text:style-name="T24">Representando um vetor no espaço tridimensional, a classe </text:span><text:span text:style-name="T56">Vec3D</text:span><text:span text:style-name="T24"> faz uso, também, da classe </text:span><text:span text:style-name="T56">Ponto</text:span><text:span text:style-name="T24">. </text:span><text:span text:style-name="T25">Para definir um vetor 3D, basta instanciar um objeto do tipo </text:span><text:span text:style-name="T57">Vec3D</text:span><text:span text:style-name="T25"> passando como parâmetros para seu construtor dois objetos do tipo </text:span><text:span text:style-name="T57">Ponto</text:span><text:span text:style-name="T25">: um sendo o começo do vetor, e o outro sendo o final. </text:span><text:span text:style-name="T26">A classe também contém operações relacionadas a vetores – produto escalar, produto vetorial, normalização, produto por escalar, produto com ponto, adição, dentre outros.</text:span></text:p>
      <text:p text:style-name="P20"><text:span text:style-name="T26"><text:tab/></text:span><text:span text:style-name="T58">Ponto</text:span><text:span text:style-name="T27"> contém informações sobre as coordenadas (</text:span><text:span text:style-name="T58">x, y, z</text:span><text:span text:style-name="T27">) do ponto no espaço, </text:span><text:span text:style-name="T28">além <text:s/>de operações como adição e subtração.</text:span></text:p>
      <text:p text:style-name="P20"><text:span text:style-name="T28"><text:tab/></text:span><text:span text:style-name="T29">Foi criada também uma funcionalidade para ler um arquivo </text:span><text:span text:style-name="T59">Wavefront .obj</text:span><text:span text:style-name="T29">, utilizando uma classe chamada </text:span><text:span text:style-name="T59">Vertex3D</text:span><text:span text:style-name="T29">. </text:span><text:span text:style-name="T30">Ela representa, a priori, um vértice, que, em conjunto com a estrutura </text:span><text:span text:style-name="T60">vector</text:span><text:span text:style-name="T30"> do C++ </text:span><text:span text:style-name="T31">são usadas para armazenar os dados lidos do arquivo.</text:span></text:p>
      <text:p text:style-name="P20"><text:span text:style-name="T31"><text:tab/></text:span><text:span text:style-name="T32">A projeção é uma funcionalidade da classe </text:span><text:span text:style-name="T61">GraphicMath</text:span><text:span text:style-name="T32">, sendo que para utilizá-la basta instanciá-la e chamar a função </text:span><text:span text:style-name="T62">perspective_matrix</text:span><text:span text:style-name="T33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2" svg:font-family="'Times New Roman'" style:font-family-generic="roman"/>
    <style:font-face style:name="Times New Roman1" svg:font-family="'Times New Roman'" style:font-adornments="Italic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13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style:shadow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onte" style:family="paragraph" style:parent-style-name="Caption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font-size="10pt" fo:font-style="normal"/>
    </style:style>
    <style:style style:name="Figura" style:family="paragraph" style:parent-style-name="Caption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font-size="10pt" fo:font-style="normal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imes New Roman1" fo:font-family="'Times New Roman'" style:font-style-name="Italic" style:font-family-generic="roman" fo:font-size="16pt" fo:font-style="normal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76cm" fo:margin-right="0cm" fo:margin-top="0cm" fo:margin-bottom="0cm" loext:contextual-spacing="false" fo:text-align="start" style:justify-single-word="false" fo:text-indent="-0.76cm" style:auto-text-indent="false" style:page-number="auto">
        <style:tab-stops/>
      </style:paragraph-properties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729fcf"/>
      <style:paragraph-properties fo:margin-left="0.76cm" fo:margin-right="0cm" fo:margin-top="0cm" fo:margin-bottom="0cm" loext:contextual-spacing="false" fo:text-align="start" style:justify-single-word="false" fo:text-indent="-0.76cm" style:auto-text-indent="false" style:page-number="auto" fo:background-color="transparent">
        <style:tab-stops/>
      </style:paragraph-properties>
      <style:text-properties style:font-name="Liberation Serif1" fo:font-family="'Liberation Serif'" style:font-style-name="Bold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igur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ne_20_numbering" style:display-name="Line numbering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3cm" fo:margin-bottom="2cm" fo:margin-left="3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First_20_Page" style:display-name="First Page" style:page-layout-name="Mpm2" style:next-style-name="Standard"/>
    <style:master-page style:name="Index" style:page-layout-name="Mpm3">
      <style:footer>
        <text:p text:style-name="MP1"><text:page-number text:select-page="current">7</text:page-number></text:p>
      </style:footer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9T19:01:06.238596546</meta:creation-date>
    <dc:date>2019-06-16T00:01:52.802070512</dc:date>
    <meta:editing-duration>P1DT1H39M32S</meta:editing-duration>
    <meta:editing-cycles>787</meta:editing-cycles>
    <meta:generator>LibreOffice/6.2.4.2.0$Linux_X86_64 LibreOffice_project/20$Build-2</meta:generator>
    <meta:document-statistic meta:table-count="0" meta:image-count="0" meta:object-count="0" meta:page-count="7" meta:paragraph-count="36" meta:word-count="913" meta:character-count="5663" meta:non-whitespace-character-count="4764"/>
  </office:meta>
</office:document-meta>
</file>